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5e663"/>
    </style:style>
    <style:style style:name="P3" style:family="paragraph" style:parent-style-name="Standard">
      <style:paragraph-properties style:writing-mode="lr-tb"/>
    </style:style>
    <style:style style:name="T1" style:family="text">
      <style:text-properties officeooo:rsid="0015e663"/>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span text:style-name="T1">TIVIDADE</text:span> 5</text:p>
      <text:p text:style-name="Standard"/>
      <text:p text:style-name="P2"><text:span text:style-name="T2">1</text:span><text:bookmark-start text:name="__DdeLink__0_4253959128"/><text:span text:style-name="T2"> —</text:span><text:bookmark-end text:name="__DdeLink__0_4253959128"/><text:span text:style-name="T2"> </text:span>Por que a fase de validação de requisitos é tão crítica e quais as consequências de ignorá-la?</text:p>
      <text:p text:style-name="Standard"/>
      <text:p text:style-name="Standard">Porque tem o objetivo central de conferir se os requisitos realmente definem o sistema que o cliente deseja. Ignorar essa etapa pode resultar na construção de um produto incorreto. As consequências incluem altos custos para reparar os erros detectados tardiamente. Além disso, falhas na validação podem causar períodos de inatividade do sistema, perda de dados, transações desperdiçadas e danos à reputação da empresa.</text:p>
      <text:p text:style-name="Standard"/>
      <text:p text:style-name="P2"><text:span text:style-name="T2">2 — </text:span>Identifique as cincos principais verificações (ou conferências) que são feitas no processo de validação. Explique.</text:p>
      <text:p text:style-name="Standard"/>
      <text:p text:style-name="Standard"><text:span text:style-name="T2">Verificação de validade:</text:span> Avalia se o sistema fornece as funções que melhor atendem às necessidades do cliente.</text:p>
      <text:p text:style-name="Standard"><text:span text:style-name="T2">Verificação de consistência:</text:span> Busca identificar se existe algum conflito de requisitos.</text:p>
      <text:p text:style-name="Standard"><text:span text:style-name="T2">Verificação de completude:</text:span> Checa se todas as funções e restrições requisitadas pelo cliente foram incluídas.</text:p>
      <text:p text:style-name="Standard"><text:span text:style-name="T2">Verificação de realismo:</text:span> Analisa se os requisitos podem ser implementados com o orçamento e a tecnologia disponíveis.</text:p>
      <text:p text:style-name="Standard"><text:span text:style-name="T2">Facilidade de verificação:</text:span> Examina se os requisitos podem ser verificados através de processos, documentos ou testes.</text:p>
      <text:p text:style-name="Standard"/>
      <text:p text:style-name="P2"><text:span text:style-name="T2">3 — </text:span>Quais são as três técnicas principais de validação? Explique.</text:p>
      <text:p text:style-name="Standard"/>
      <text:p text:style-name="Standard"><text:span text:style-name="T2">Revisão de requisitos:</text:span> Consiste em uma análise manual sistemática em que uma equipe verifica os requisitos um a um para confirmar se estão completos, corretos e rastreáveis.</text:p>
      <text:p text:style-name="Standard"><text:span text:style-name="T2">Prototipação:</text:span> Envolve o uso de um modelo executável (protótipo) do sistema para verificar os requisitos na prática.</text:p>
      <text:p text:style-name="P3"><text:soft-page-break/><text:span text:style-name="T2">Geração de casos de teste:</text:span> Baseia-se no desenvolvimento de testes para verificar os requisitos implementados por meio da montagem de cená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Arial"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20:45:14.242258629</meta:creation-date>
    <dc:date>2026-03-12T20:51:34.017738670</dc:date>
    <meta:editing-duration>PT4M55S</meta:editing-duration>
    <meta:editing-cycles>2</meta:editing-cycles>
    <meta:generator>LibreOffice/25.2.6.2$Linux_X86_64 LibreOffice_project/520$Build-2</meta:generator>
    <meta:document-statistic meta:table-count="0" meta:image-count="0" meta:object-count="0" meta:page-count="2" meta:paragraph-count="13" meta:word-count="250" meta:character-count="1678" meta:non-whitespace-character-count="1438"/>
  </office:meta>
</office:document-meta>
</file>